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16884"/>
    </style:style>
    <style:style style:name="P2" style:family="paragraph" style:parent-style-name="Text_20_body">
      <style:text-properties officeooo:rsid="0031142c" officeooo:paragraph-rsid="0031142c"/>
    </style:style>
    <style:style style:name="P3" style:family="paragraph" style:parent-style-name="Text_20_body">
      <style:text-properties officeooo:rsid="0035cd2a" officeooo:paragraph-rsid="0035cd2a"/>
    </style:style>
    <style:style style:name="P4" style:family="paragraph" style:parent-style-name="Text_20_body">
      <style:text-properties officeooo:rsid="003369c4" officeooo:paragraph-rsid="003369c4"/>
    </style:style>
    <style:style style:name="P5" style:family="paragraph" style:parent-style-name="Text_20_body">
      <style:text-properties officeooo:rsid="003a2960" officeooo:paragraph-rsid="003a2960"/>
    </style:style>
    <style:style style:name="P6" style:family="paragraph" style:parent-style-name="Text_20_body">
      <style:text-properties officeooo:rsid="003ab037" officeooo:paragraph-rsid="003ab037"/>
    </style:style>
    <style:style style:name="P7" style:family="paragraph" style:parent-style-name="Standard">
      <style:text-properties fo:language="es" fo:country="ES" officeooo:rsid="0005860f" officeooo:paragraph-rsid="0005860f"/>
    </style:style>
    <style:style style:name="P8" style:family="paragraph" style:parent-style-name="Standard">
      <style:text-properties fo:language="es" fo:country="ES" officeooo:rsid="0005860f" officeooo:paragraph-rsid="00101bfe"/>
    </style:style>
    <style:style style:name="P9" style:family="paragraph" style:parent-style-name="Standard">
      <style:text-properties fo:language="es" fo:country="ES" officeooo:paragraph-rsid="0005860f"/>
    </style:style>
    <style:style style:name="P10" style:family="paragraph" style:parent-style-name="Standard">
      <style:text-properties fo:language="es" fo:country="ES" officeooo:rsid="000d181d" officeooo:paragraph-rsid="000d181d"/>
    </style:style>
    <style:style style:name="P11" style:family="paragraph" style:parent-style-name="Standard">
      <style:text-properties fo:language="es" fo:country="ES" officeooo:rsid="0017bc6c" officeooo:paragraph-rsid="000c099e"/>
    </style:style>
    <style:style style:name="P12" style:family="paragraph" style:parent-style-name="Standard">
      <style:text-properties fo:language="es" fo:country="ES" style:text-underline-style="solid" style:text-underline-width="auto" style:text-underline-color="font-color" fo:font-weight="bold" officeooo:rsid="0017bc6c" officeooo:paragraph-rsid="0017bc6c" style:font-weight-asian="bold" style:font-weight-complex="bold"/>
    </style:style>
    <style:style style:name="P13" style:family="paragraph" style:parent-style-name="Standard">
      <style:text-properties fo:language="es" fo:country="ES" style:text-underline-style="none" fo:font-weight="normal" officeooo:rsid="0017bc6c" officeooo:paragraph-rsid="0017bc6c" style:font-weight-asian="normal" style:font-weight-complex="normal"/>
    </style:style>
    <style:style style:name="P14" style:family="paragraph" style:parent-style-name="Standard">
      <style:text-properties fo:language="es" fo:country="ES" fo:font-weight="bold" officeooo:rsid="0005860f" officeooo:paragraph-rsid="0005860f" style:font-weight-asian="bold" style:font-weight-complex="bold"/>
    </style:style>
    <style:style style:name="P15" style:family="paragraph" style:parent-style-name="Standard">
      <style:text-properties fo:language="es" fo:country="ES" officeooo:rsid="00282f98" officeooo:paragraph-rsid="00282f98"/>
    </style:style>
    <style:style style:name="P16" style:family="paragraph" style:parent-style-name="Standard">
      <style:text-properties officeooo:paragraph-rsid="0005860f"/>
    </style:style>
    <style:style style:name="P17" style:family="paragraph" style:parent-style-name="Title">
      <style:text-properties officeooo:paragraph-rsid="00116884"/>
    </style:style>
    <style:style style:name="P18" style:family="paragraph" style:parent-style-name="Title">
      <style:text-properties officeooo:rsid="00116884" officeooo:paragraph-rsid="00116884"/>
    </style:style>
    <style:style style:name="P19" style:family="paragraph" style:parent-style-name="Text_20_body">
      <style:text-properties officeooo:rsid="00407a57" officeooo:paragraph-rsid="00407a57"/>
    </style:style>
    <style:style style:name="P20" style:family="paragraph" style:parent-style-name="Heading_20_3">
      <style:text-properties officeooo:rsid="0035cd2a" officeooo:paragraph-rsid="0035cd2a"/>
    </style:style>
    <style:style style:name="P21" style:family="paragraph" style:parent-style-name="Heading_20_3">
      <style:text-properties officeooo:paragraph-rsid="003a2960"/>
    </style:style>
    <style:style style:name="P22" style:family="paragraph" style:parent-style-name="Heading_20_3">
      <style:text-properties officeooo:rsid="0031142c" officeooo:paragraph-rsid="0031142c"/>
    </style:style>
    <style:style style:name="P23" style:family="paragraph" style:parent-style-name="Heading_20_3">
      <style:text-properties officeooo:paragraph-rsid="00113383"/>
    </style:style>
    <style:style style:name="P24" style:family="paragraph" style:parent-style-name="Standard">
      <style:text-properties fo:language="es" fo:country="ES" officeooo:rsid="0005860f" officeooo:paragraph-rsid="0005860f"/>
    </style:style>
    <style:style style:name="T1" style:family="text">
      <style:text-properties officeooo:rsid="0007b675"/>
    </style:style>
    <style:style style:name="T2" style:family="text">
      <style:text-properties officeooo:rsid="000c099e"/>
    </style:style>
    <style:style style:name="T3" style:family="text">
      <style:text-properties officeooo:rsid="0005860f"/>
    </style:style>
    <style:style style:name="T4" style:family="text">
      <style:text-properties officeooo:rsid="000fe07a"/>
    </style:style>
    <style:style style:name="T5" style:family="text">
      <style:text-properties officeooo:rsid="00101bfe"/>
    </style:style>
    <style:style style:name="T6" style:family="text">
      <style:text-properties officeooo:rsid="00113383"/>
    </style:style>
    <style:style style:name="T7" style:family="text">
      <style:text-properties fo:font-weight="bold" style:font-weight-asian="bold" style:font-weight-complex="bold"/>
    </style:style>
    <style:style style:name="T8" style:family="text">
      <style:text-properties fo:font-weight="bold" officeooo:rsid="00101bfe" style:font-weight-asian="bold" style:font-weight-complex="bold"/>
    </style:style>
    <style:style style:name="T9" style:family="text">
      <style:text-properties fo:font-weight="bold" officeooo:rsid="0005860f" style:font-weight-asian="bold" style:font-weight-complex="bold"/>
    </style:style>
    <style:style style:name="T10" style:family="text">
      <style:text-properties fo:font-weight="bold" officeooo:rsid="0007b675" style:font-weight-asian="bold" style:font-weight-complex="bold"/>
    </style:style>
    <style:style style:name="T11" style:family="text">
      <style:text-properties fo:font-weight="bold" officeooo:rsid="00222081" style:font-weight-asian="bold" style:font-weight-complex="bold"/>
    </style:style>
    <style:style style:name="T12" style:family="text">
      <style:text-properties fo:font-weight="bold" officeooo:rsid="0024a0ac" style:font-weight-asian="bold" style:font-weight-complex="bold"/>
    </style:style>
    <style:style style:name="T13" style:family="text">
      <style:text-properties fo:font-weight="bold" officeooo:rsid="002aff2b" style:font-weight-asian="bold" style:font-weight-complex="bold"/>
    </style:style>
    <style:style style:name="T1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5" style:family="text">
      <style:text-properties fo:font-style="normal" style:text-underline-style="solid" style:text-underline-width="auto" style:text-underline-color="font-color" fo:font-weight="bold" officeooo:rsid="00101bfe" style:font-style-asian="normal" style:font-weight-asian="bold" style:font-style-complex="normal" style:font-weight-complex="bold"/>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29586d" style:font-weight-asian="normal" style:font-weight-complex="normal"/>
    </style:style>
    <style:style style:name="T19" style:family="text">
      <style:text-properties officeooo:rsid="001b63f8"/>
    </style:style>
    <style:style style:name="T20" style:family="text">
      <style:text-properties fo:font-weight="normal" officeooo:rsid="001b63f8" style:font-weight-asian="normal" style:font-weight-complex="normal"/>
    </style:style>
    <style:style style:name="T21" style:family="text">
      <style:text-properties fo:font-weight="normal" officeooo:rsid="001e1cc9" style:font-weight-asian="normal" style:font-weight-complex="normal"/>
    </style:style>
    <style:style style:name="T22" style:family="text">
      <style:text-properties officeooo:rsid="00222081"/>
    </style:style>
    <style:style style:name="T23" style:family="text">
      <style:text-properties officeooo:rsid="0024a0ac"/>
    </style:style>
    <style:style style:name="T24" style:family="text">
      <style:text-properties fo:language="es" fo:country="ES" fo:font-weight="bold" officeooo:rsid="00282f98" style:font-weight-asian="bold" style:font-weight-complex="bold"/>
    </style:style>
    <style:style style:name="T25" style:family="text">
      <style:text-properties fo:language="es" fo:country="ES" fo:font-weight="bold" officeooo:rsid="0005860f" style:font-weight-asian="bold" style:font-weight-complex="bold"/>
    </style:style>
    <style:style style:name="T26" style:family="text">
      <style:text-properties fo:language="es" fo:country="ES" officeooo:rsid="00282f98"/>
    </style:style>
    <style:style style:name="T27" style:family="text">
      <style:text-properties officeooo:rsid="002aff2b"/>
    </style:style>
    <style:style style:name="T28" style:family="text">
      <style:text-properties officeooo:rsid="003b79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POLO HUNT</text:p>
      <text:p text:style-name="P17">DOCUMENTACIÓN</text:p>
      <text:p text:style-name="P1"/>
      <text:h text:style-name="Heading_20_1" text:outline-level="1"><text:span text:style-name="T6">1) </text:span>CLASES</text:h>
      <text:h text:style-name="Heading_20_2" text:outline-level="2"><text:span text:style-name="T6">1.1) </text:span>NETWORKING</text:h>
      <text:h text:style-name="P20" text:outline-level="3">FishMultiplayer.cs</text:h>
      <text:p text:style-name="P3">Funciona como en offline. El pescado se autodestruye al entrar en contacto con un oso/pinguino (ellos mismos se aplican los efectos). La diferencia es que contiene una referencia a MatchManager y llama al RPC EatFish con su propio id, que lo que hace es llamar a MatchInfo para que elimine el pescado identificado con ese id.</text:p>
      <text:p text:style-name="P3"/>
      <text:h text:style-name="P21" text:outline-level="3">StocksMultiplayer.cs</text:h>
      <text:p text:style-name="P5">Cuando un oso se choca contra él, lo stunea (en local) y se destruye (en network).</text:p>
      <text:h text:style-name="Heading_20_3" text:outline-level="3">BearInputMultiplayer.cs</text:h>
      <text:p text:style-name="P6">Similar al offline excepto en:</text:p>
      <text:p text:style-name="P6">- Al atacarle a un pingüino llama a su RPC ToDie(Vector3, int) con la información de la posición en la que el jugador veía al pingüino y con su identificador online.</text:p>
      <text:h text:style-name="Heading_20_3" text:outline-level="3">PenguinInputMultiplayer.cs</text:h>
      <text:p text:style-name="P6">Similar al offline excepto en:</text:p>
      <text:p text:style-name="P6">- Método ToDie(object[]) es un RPC. Cuando lo llama un oso enemigo, recibe como parámetros la posición en la que el oponente tenía al propio jugador. Se comprueba que la distancia no sea muy grande, si no, se cancela la acción por lag. Si se considera válida, llama a matchInfo.SpectatorMode()</text:p>
      <text:h text:style-name="P22" text:outline-level="3">MatchInfo.cs</text:h>
      <text:p text:style-name="P2">Se le debe pasar de alguna manera la infrmación de nº de osos de la partida (int numberOfBears)</text:p>
      <text:p text:style-name="P4">Obtiene la lista de jugadores, la almacena y asigna quien es oso y quien es pingu (solo el master). Una vez estén todos asignados comienza la partida.</text:p>
      <text:p text:style-name="P3">Los pescados los instancia en las posiciones que se indiquen en FishPositions en el inspector.</text:p>
      <text:h text:style-name="P23" text:outline-level="3"><text:soft-page-break/>ConnectionManager.cs</text:h>
      <text:p text:style-name="Standard">administra la conexión a las partidas. <text:span text:style-name="T4">Debe tener una referencia en el inspector a una instancia del Prefab logWriter. Si NO quieres imprimir nada por pantalla, marcar a false la variable verboseMode de logWriter en el inspector. Si SÍ quieres imprimir por pantalla, marcar a true la variable verboseMode y referenciar a una instancia de Text.</text:span></text:p>
      <text:p text:style-name="Standard"/>
      <text:p text:style-name="P7"><text:span text:style-name="T14">Métodos </text:span><text:span text:style-name="T15">públicos</text:span><text:span text:style-name="T5"> (callbacks relacionados mencionados en la descripción del método)</text:span>:</text:p>
      <text:p text:style-name="P7"/>
      <text:p text:style-name="P9"><text:span text:style-name="T3">- </text:span><text:span text:style-name="T9">Connect()</text:span><text:span text:style-name="T3">: conecta el cliente al servidor de Photon. Es necesario unirse al Lobby para poder ver las partidas disponibles. Se conecta </text:span><text:span text:style-name="T2">siempre al servidor de europa (eu).</text:span></text:p>
      <text:p text:style-name="P7"/>
      <text:p text:style-name="P7">- <text:span text:style-name="T10">Disconnect()</text:span><text:span text:style-name="T1">: desconecta el cliente de todo: partida, lobby y servidor de photon</text:span></text:p>
      <text:p text:style-name="P7"/>
      <text:p text:style-name="P7">- <text:span text:style-name="T10">SetNickName(string nickName)</text:span><text:span text:style-name="T1">: asigna el nombre de usuario al cliente.</text:span></text:p>
      <text:p text:style-name="P7"/>
      <text:p text:style-name="P7">- <text:span text:style-name="T10">JoinLobby()</text:span><text:span text:style-name="T1">: conecta el cliente al lobby. A partir de entonces recibe la lista de salas disponible </text:span><text:span text:style-name="T5">cada vez que cambie con el callback OnRoomListUpdate()</text:span><text:span text:style-name="T1">. Necesita estar conectado al servidor de Photon </text:span><text:span text:style-name="T5">para poder llamarse.</text:span></text:p>
      <text:p text:style-name="P7"/>
      <text:p text:style-name="P7">- <text:span text:style-name="T8">Leavelobby()</text:span><text:span text:style-name="T5">: abandona el lobby en el que se encuentra.</text:span></text:p>
      <text:p text:style-name="P7"/>
      <text:p text:style-name="P7">- <text:span text:style-name="T10">CreateRoom(string roomName, byte maxPlayers)</text:span><text:span text:style-name="T1">: crea una sala de juego con el nombre roomName y el nº de jugadores <text:s/>maxPlayers. Se une a ella automáticamente.</text:span></text:p>
      <text:p text:style-name="P7"/>
      <text:p text:style-name="P8">- <text:span text:style-name="T10">CreateRoom()</text:span><text:span text:style-name="T1">: </text:span><text:span text:style-name="T5">(TESTEO) </text:span><text:span text:style-name="T1">idem pero con valores por defecto (roomName = nickname + “Room”, maxPlayers = 10).</text:span></text:p>
      <text:p text:style-name="P8"/>
      <text:p text:style-name="P15">- <text:span text:style-name="T7">CreatePrivateRoom()</text:span>: crea una sala privada (no visible desde el lobby). Para conectarse solamente se debe introducir el nombre de la sala.</text:p>
      <text:p text:style-name="P8"/>
      <text:p text:style-name="P7">- <text:span text:style-name="T10">JoinRoom(string rooom)</text:span><text:span text:style-name="T1">: se une a la sala con el nombre pasado como parámetro</text:span></text:p>
      <text:p text:style-name="P7"/>
      <text:p text:style-name="P7">- <text:span text:style-name="T8">JoinRandomRoom()</text:span><text:span text:style-name="T5">: se une a una sala aleatoria disponible si puede</text:span></text:p>
      <text:p text:style-name="P7"/>
      <text:p text:style-name="P7"><text:span text:style-name="T7">- </text:span><text:span text:style-name="T13">LeaveRoom()</text:span><text:span text:style-name="T27">: desconecta al usuario de la sala y del lobby (no del servidor de Photon). </text:span><text:span text:style-name="T28">Llama al callback OnLeftRoom</text:span></text:p>
      <text:p text:style-name="P7"/>
      <text:p text:style-name="P7">- <text:span text:style-name="T8">PrintLobbyName()</text:span><text:span text:style-name="T5">: imprime el nombre del lobby (a través de logWriter)</text:span></text:p>
      <text:p text:style-name="P7"/>
      <text:p text:style-name="P16"><text:span text:style-name="T25">- </text:span><text:span text:style-name="T24">string GetRoomName()</text:span><text:span text:style-name="T26">: devuelve el nombre de la sala</text:span></text:p>
      <text:p text:style-name="P7"/>
      <text:p text:style-name="P7"><text:span text:style-name="T7">- </text:span><text:span text:style-name="T11">SetGameMode(GameMode gameMode)</text:span><text:span text:style-name="T22">: settea la customPref de las sala al modo de juego pasado como parámetro (GameMode es un enum) sólo si es el MasterClient(host). Desde el lobby esa información es accesible, sólo que se pasa su índice de enum.</text:span></text:p>
      <text:p text:style-name="P7"/>
      <text:p text:style-name="P14">- <text:span text:style-name="T19">StartMatch(): </text:span><text:span text:style-name="T20">comienza la partida (cambia de escena el host ergo los guest tambien). </text:span><text:span text:style-name="T21">Sólo funciona si lo llama el MasterClient (host).</text:span></text:p>
      <text:p text:style-name="P7"/>
      <text:p text:style-name="P7">- <text:span text:style-name="T12">List&lt;string&gt; GetPlayersList()</text:span><text:span text:style-name="T23">: devuelve una lista de string con los nicknames de los jugadores</text:span></text:p>
      <text:p text:style-name="P7"/>
      <text:p text:style-name="P7">- <text:span text:style-name="T12">KickPlayer(string playerNickName)</text:span><text:span text:style-name="T23">: desconecta al usuario con el nombre similar al pasado como parámetro de la sala</text:span></text:p>
      <text:p text:style-name="P7"><text:soft-page-break/></text:p>
      <text:p text:style-name="P7"/>
      <text:p text:style-name="P7"/>
      <text:p text:style-name="P7"/>
      <text:p text:style-name="P12">Callbacks <text:span text:style-name="T17">(sólo incluídos los más complejos)</text:span></text:p>
      <text:p text:style-name="P13"/>
      <text:p text:style-name="P12"><text:span text:style-name="T17">- </text:span><text:span text:style-name="T16">OnRoomListUpdate(List roomList):</text:span><text:span text:style-name="T17"> función que se llama cada vez que hay una actualización en la lista de salas disponibl</text:span><text:span text:style-name="T18">e. Un cambio en el n.º de jugadores o en el modo de juego cuenta como una actualización</text:span><text:span text:style-name="T17">. La información de las salas disponibles se encuentra en el parámetro roomList, de la clase List&lt;RoomInfo&gt;. Algunas propiedades son .Name (nombre de la sala), .MaxPlayers (n.º máximo de jugadores) y .PlayerCount (jugadores actualmente en la sala).</text:span></text:p>
      <text:p text:style-name="P7"/>
      <text:p text:style-name="P7"/>
      <text:h text:style-name="Heading_20_3" text:outline-level="3">CONECTIONMANAGERINGAME</text:h>
      <text:p text:style-name="P19">Contiene los métodos de Disconnect() y LeaveRoom() (con sus respectivos callbacks) iguales a ConnectionManager. Contiene además un método ReturnToGameSelectionMenu() que hace que todos los clientes vuelvan al menú de selección de partida (para usar al finalizar la partida).</text:p>
      <text:h text:style-name="Heading_20_3" text:outline-level="3">ROOMS</text:h>
      <text:p text:style-name="P10">CustomRoomProperties:</text:p>
      <text:p text:style-name="P10">- Key = gameMode</text:p>
      <text:p text:style-name="P10">- Values = tipo de datos enum GameMode (enums.cs)</text:p>
      <text:p text:style-name="P7"/>
      <text:p text:style-name="P7"/>
      <text:h text:style-name="Heading_20_1" text:outline-level="1"><text:span text:style-name="T6">2) </text:span>MEJORAS:</text:h>
      <text:h text:style-name="Heading_20_2" text:outline-level="2">2.1) NETWORKING</text:h>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1-01-07T23:20:24.235000000</dc:date>
    <meta:editing-duration>PT7H3M59S</meta:editing-duration>
    <meta:editing-cycles>35</meta:editing-cycles>
    <meta:document-statistic meta:table-count="0" meta:image-count="0" meta:object-count="0" meta:page-count="3" meta:paragraph-count="48" meta:word-count="756" meta:character-count="4754" meta:non-whitespace-character-count="4045"/>
  </office:meta>
</office:document-meta>
</file>